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4375in" fo:margin-left="0.2125in" fo:margin-right="0.275in" table:align="margins" style:writing-mode="lr-tb"/>
    </style:style>
    <style:style style:name="Table2.A" style:family="table-column">
      <style:table-column-properties style:column-width="1.0979in" style:rel-column-width="11177*"/>
    </style:style>
    <style:style style:name="Table2.B" style:family="table-column">
      <style:table-column-properties style:column-width="1.5986in" style:rel-column-width="16274*"/>
    </style:style>
    <style:style style:name="Table2.C" style:family="table-column">
      <style:table-column-properties style:column-width="0.5715in" style:rel-column-width="5818*"/>
    </style:style>
    <style:style style:name="Table2.D" style:family="table-column">
      <style:table-column-properties style:column-width="0.625in" style:rel-column-width="6362*"/>
    </style:style>
    <style:style style:name="Table2.E" style:family="table-column">
      <style:table-column-properties style:column-width="2.5444in" style:rel-column-width="25904*"/>
    </style:style>
    <style:style style:name="Table2.1" style:family="table-row">
      <style:table-row-properties style:row-height="0.25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4" style:family="paragraph" style:parent-style-name="Table_20_Contents">
      <style:paragraph-properties fo:text-align="center" style:justify-single-word="false"/>
      <style:text-properties style:font-name="Courier" fo:font-style="italic" style:font-style-asian="italic" style:font-style-complex="italic"/>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Heading_20_1" style:master-page-name="First_20_Page">
      <style:paragraph-properties style:page-number="auto"/>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tyle="normal" style:font-style-asian="normal" style:font-style-complex="normal"/>
    </style:style>
    <style:style style:name="T7" style:family="text">
      <style:text-properties fo:color="#000047" fo:font-weight="normal" style:font-name-asian="Verdana" style:font-weight-asian="normal" style:font-name-complex="Verdana" style:font-weight-complex="normal"/>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is explanatory note contains informative discussion and background for the corresponding “OpenLCB CAN Event Transport Specification”.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text:p>
      <text:p text:style-name="Standard">The P/C Event ID included in a PCER message is a 8-byte unique identifier. The method for assigning these and ensuring their uniqueness is in the Event ID S and TN.</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ID of the emitting node is available in the message). More than one node may receive and act on a PCER message with a specific P/C Event ID. The only requirement is that the 8-byte quantity be unique to the event.</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More background &amp; references would be good.<text:note text:id="ftn1" text:note-class="endnote"><text:note-citation>i</text:note-citation><text:note-body><text:p text:style-name="P11"><text:span text:style-name="T7">The Producer/Consumer Model and Control System Design ControlLogix 1999 </text:span>https://cours.etsmtl.ca/gpa774/Cours/old-24-03-04/Documentations/Rockwell/articles/Producer_Consumer.html</text:p></text:note-body></text:note></text:p>
      <text:h text:style-name="Heading_20_2" text:outline-level="2">Intended Use</text:h>
      <text:p text:style-name="Standard">A few examples....</text:p>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
      <text:p text:style-name="Standard"><text:soft-page-break/>For example, <text:span text:style-name="T4">the</text:span> concept of <text:s/>an “Emergency stop” event might include the actions of turning off track power, turning on a fault-indicator, and sounding a buzzer. <text:s/>The PCER may be produced by any of: a panic button, a throttle button, a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h text:style-name="Heading_20_2" text:outline-level="2">References and Context</text:h>
      <text:p text:style-name="Standard"> For more information on format and presentation, see: </text:p>
      <text:list xml:id="list8388985518005449204" text:style-name="L1">
        <text:list-item>
          <text:p text:style-name="P17">OpenLCB Common Information Technical Note</text:p>
        </text:list-item>
      </text:list>
      <text:h text:style-name="Heading_20_2" text:outline-level="2">Message Formats</text:h>
      <text:p text:style-name="P9">[[[To TN: For example, the event-mask 0xABCD0000 would form the range 0xABCD0000-ABCDFFFF, since the first significant '1' bit is the first low bit of <text:span text:style-name="T4">the</text:span> 'D' hexdigit. <text:s/>Similarly, the <text:span text:style-name="T4">event-mask 0xFEDCBFFF would form the range 0xFEDC8000-FEDCBFFF, since 0xB = </text:span><text:span text:style-name="T4">0b1011, and the lowest significant '0' bit is in the 3</text:span><text:span text:style-name="T5">rd</text:span><text:span text:style-name="T4"> digit. <text:s/></text:span><text:s text:c="2"/>The smallest ranges are specified by 0xyyyyyyyE, which specifies a range of 0xyyyyyyyE-0xyyyyyyyF, and 0xyyyyyyyD <text:span text:style-name="T4">which</text:span> specifies 0xyyyyyyyC-0xyyyyyyyF. <text:s text:c="2"/>0X00000001 gives 0x00000000-0x00000001, and 0x00000002 gives 0x00000000-0x00000002, 0x00000003 gives 0x00000000-0x00000003</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Event-Mask</text:p>
          </table:table-cell>
          <table:table-cell table:style-name="Table2.A1" office:value-type="string">
            <text:p text:style-name="P13">Effective Mask</text:p>
          </table:table-cell>
          <table:table-cell table:style-name="Table2.A1" office:value-type="string">
            <text:p text:style-name="P13">Bits</text:p>
          </table:table-cell>
          <table:table-cell table:style-name="Table2.A1" office:value-type="string">
            <text:p text:style-name="P13">#</text:p>
          </table:table-cell>
          <table:table-cell table:style-name="Table2.E1" office:value-type="string">
            <text:p text:style-name="P13">Resulting Range</text:p>
          </table:table-cell>
        </table:table-row>
        <table:table-row table:style-name="Table2.1">
          <table:table-cell table:style-name="Table2.A2" office:value-type="string">
            <text:p text:style-name="P14">0x00000001</text:p>
          </table:table-cell>
          <table:table-cell table:style-name="Table2.A2" office:value-type="string">
            <text:p text:style-name="P14">0xFFFFFFFE</text:p>
          </table:table-cell>
          <table:table-cell table:style-name="Table2.C2" office:value-type="float" office:value="1">
            <text:p text:style-name="P14">1</text:p>
          </table:table-cell>
          <table:table-cell table:style-name="Table2.C2" office:value-type="float" office:value="2">
            <text:p text:style-name="P14">2</text:p>
          </table:table-cell>
          <table:table-cell table:style-name="Table2.E2" office:value-type="string">
            <text:p text:style-name="P14">0x00000000-0x00000001</text:p>
          </table:table-cell>
        </table:table-row>
        <table:table-row table:style-name="Table2.1">
          <table:table-cell table:style-name="Table2.A2" office:value-type="string">
            <text:p text:style-name="P14">0x00000002</text:p>
          </table:table-cell>
          <table:table-cell table:style-name="Table2.A2" office:value-type="string">
            <text:p text:style-name="P14">0xFFFFFFFE</text:p>
          </table:table-cell>
          <table:table-cell table:style-name="Table2.C2" office:value-type="float" office:value="1">
            <text:p text:style-name="P14">1</text:p>
          </table:table-cell>
          <table:table-cell table:style-name="Table2.C2" office:value-type="float" office:value="2">
            <text:p text:style-name="P14">2</text:p>
          </table:table-cell>
          <table:table-cell table:style-name="Table2.E2" office:value-type="string">
            <text:p text:style-name="P14">0x00000002-0x00000003</text:p>
          </table:table-cell>
        </table:table-row>
        <table:table-row table:style-name="Table2.1">
          <table:table-cell table:style-name="Table2.A2" office:value-type="string">
            <text:p text:style-name="P14">0x00000003</text:p>
          </table:table-cell>
          <table:table-cell table:style-name="Table2.A2" office:value-type="string">
            <text:p text:style-name="P14">0xFFFFFFFC</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0-0x00000003</text:p>
          </table:table-cell>
        </table:table-row>
        <table:table-row table:style-name="Table2.1">
          <table:table-cell table:style-name="Table2.A2" office:value-type="string">
            <text:p text:style-name="P14">0x00000004</text:p>
          </table:table-cell>
          <table:table-cell table:style-name="Table2.A2" office:value-type="string">
            <text:p text:style-name="P14">0xFFFFFFFC</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4-0x00000007</text:p>
          </table:table-cell>
        </table:table-row>
        <table:table-row table:style-name="Table2.1">
          <table:table-cell table:style-name="Table2.A2" office:value-type="string">
            <text:p text:style-name="P14">0x00000005</text:p>
          </table:table-cell>
          <table:table-cell table:style-name="Table2.A2" office:value-type="string">
            <text:p text:style-name="P14">0xFFFFFFFE</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4-0x00000005</text:p>
          </table:table-cell>
        </table:table-row>
        <table:table-row table:style-name="Table2.1">
          <table:table-cell table:style-name="Table2.A2" office:value-type="string">
            <text:p text:style-name="P14">0x00ABCDEF</text:p>
          </table:table-cell>
          <table:table-cell table:style-name="Table2.A2" office:value-type="string">
            <text:p text:style-name="P14">0xFFFFFFF0</text:p>
          </table:table-cell>
          <table:table-cell table:style-name="Table2.C2" office:value-type="float" office:value="4">
            <text:p text:style-name="P14">4</text:p>
          </table:table-cell>
          <table:table-cell table:style-name="Table2.C2" office:value-type="float" office:value="16">
            <text:p text:style-name="P14">16</text:p>
          </table:table-cell>
          <table:table-cell table:style-name="Table2.E2" office:value-type="string">
            <text:p text:style-name="P14">0x00ABCDE0-0x00ABCDEF</text:p>
          </table:table-cell>
        </table:table-row>
        <table:table-row table:style-name="Table2.1">
          <table:table-cell table:style-name="Table2.A2" office:value-type="string">
            <text:p text:style-name="P14">0x00ABCDF0</text:p>
          </table:table-cell>
          <table:table-cell table:style-name="Table2.A2" office:value-type="string">
            <text:p text:style-name="P14">0xFFFFFFF0</text:p>
          </table:table-cell>
          <table:table-cell table:style-name="Table2.C2" office:value-type="float" office:value="4">
            <text:p text:style-name="P14">4</text:p>
          </table:table-cell>
          <table:table-cell table:style-name="Table2.C2" office:value-type="float" office:value="16">
            <text:p text:style-name="P14">16</text:p>
          </table:table-cell>
          <table:table-cell table:style-name="Table2.E2" office:value-type="string">
            <text:p text:style-name="P14">0x00ABCDF0-0x00ABCDFF</text:p>
          </table:table-cell>
        </table:table-row>
        <table:table-row table:style-name="Table2.1">
          <table:table-cell table:style-name="Table2.A2" office:value-type="string">
            <text:p text:style-name="P14">0x00ABCDE0</text:p>
          </table:table-cell>
          <table:table-cell table:style-name="Table2.A2" office:value-type="string">
            <text:p text:style-name="P14">0xFFFFFFE0</text:p>
          </table:table-cell>
          <table:table-cell table:style-name="Table2.C2" office:value-type="float" office:value="5">
            <text:p text:style-name="P14">5</text:p>
          </table:table-cell>
          <table:table-cell table:style-name="Table2.C2" office:value-type="float" office:value="32">
            <text:p text:style-name="P14">32</text:p>
          </table:table-cell>
          <table:table-cell table:style-name="Table2.E2" office:value-type="string">
            <text:p text:style-name="P14">0x00ABCDE0-0x00ABCDFF</text:p>
          </table:table-cell>
        </table:table-row>
        <table:table-row table:style-name="Table2.1">
          <table:table-cell table:style-name="Table2.A2" office:value-type="string">
            <text:p text:style-name="P14">0x0000FFFF</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00000000-0x0000FFFF</text:p>
          </table:table-cell>
        </table:table-row>
        <table:table-row table:style-name="Table2.1">
          <table:table-cell table:style-name="Table2.A2" office:value-type="string">
            <text:p text:style-name="P14">0xABCD0000</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ABCD0000-0xABCDFF</text:p>
            <text:p text:style-name="P14"><text:span text:style-name="T6">Example of fast clock.</text:span>FF</text:p>
          </table:table-cell>
        </table:table-row>
        <table:table-row table:style-name="Table2.1">
          <table:table-cell table:style-name="Table2.A2" office:value-type="string">
            <text:p text:style-name="P14">0xFFFF0000</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FFFF0000-0xFFFFFFFF</text:p>
          </table:table-cell>
        </table:table-row>
      </table:table>
      <text:p text:style-name="P9">]]]</text:p>
      <text:p text:style-name="P10"/>
      <text:h text:style-name="Heading_20_3" text:outline-level="3">Producer/Consumer Event Report (PCER)</text:h>
      <text:p text:style-name="Standard">This message transports an Event-number from a producer node(s) to zero or more unspecified consumer nodes. <text:s/>It's the backbone of the protocol, and forms most of the expected traffic.</text:p>
      <text:h text:style-name="Heading_20_3" text:outline-level="3">Identify Consumer </text:h>
      <text:p text:style-name="Standard">This message is broadcast and requests every node to report if they consume this event ID. <text:s/></text:p>
      <text:h text:style-name="Heading_20_3" text:outline-level="3"><text:soft-page-break/>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4">want</text:span> to determine the correct value of the distributed state. Producers can, but don't always, <text:span text:style-name="T4">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4">the</text:span> state. <text:s/>The lamp controller that consumes the “On” and “Off” probably <text:span text:style-name="T4">knows whether it's </text:span><text:span text:style-name="T4">curr</text:span><text:span text:style-name="T4">ently providing power to the lamp, and so can reply with valid for one event and invalid for the other.</text:span></text:p>
      <text:h text:style-name="Heading_20_3" text:outline-level="3">Consumer Range Identified</text:h>
      <text:p text:style-name="P10">This message broadcasts, in response to a received Identify Consumer message, from each node that consumes event is <text:span text:style-name="T4">in the range specified by the </text:span>included event-ID-with-mask. <text:s/>This is one of the messages that allows bridges to do automatic routing of event messages. <text:s text:c="4"/></text:p>
      <text:p text:style-name="P10">The 50% is to allow rounding up to the enclosing bit, but no further.</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0">The 50% is to allow rounding up to the enclosing bit, but no further.</text:p>
      <text:p text:style-name="Standard">An example would be a fast clock node that sends a range of events to indicate the time. Since <text:span text:style-name="T4">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text:soft-page-break/>Identify Events</text:h>
      <text:p text:style-name="Standard">Two forms of identify events; recommendation on uses for global form</text:p>
      <text:p text:style-name="Standard">In some cases, the node may want to query a specific node as to whether id produces that event, in these case the directed form is appropriate. <text:s/>In other cases, the node producing the Identify Event will not know if any node uses that event, and therefore the global form is the more appropriate choice. <text:s/>Be aware that since this latter form is transmitted throughout the network, it can be relatively expensive in terms of bandwidth. <text:s/></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You can send identify/identified messages for automatically-routed Event IDs. <text:s/>Identify Producer/Consumer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ation Complete message, and not by any <text:s/>lower level link (CAN or other) state machine.</text:p>
      <text:p text:style-name="Standard">Delay in sending the PI/PRI or CI/CRI messages after IC is OK, but there's no delivery guarantee for <text:span text:style-name="T4">this</text:span> node's events until those have been sent. <text:s/></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6041121196549453447" text:style-name="L2">
        <text:list-item>
          <text:p text:style-name="P18">When the node is first initialized, after <text:s/>the "Initialization Complete" message has been sent.</text:p>
        </text:list-item>
        <text:list-item>
          <text:p text:style-name="P18">When a configuration change has added anotherevent ID that can be produced or consumed.</text:p>
        </text:list-item>
      </text:list>
      <text:p text:style-name="Standard"><text:soft-page-break/>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4">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valid/invalid/unknown – always possible to send unknown or ignore the three sub-forms, but a lot of capability is lost</text:p>
      <text:h text:style-name="Heading_20_3" text:outline-level="3"><text:soft-page-break/>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This section is general information of interest to the reader, implementers, etc.</text:p>
      <text:p text:style-name="Standard">Performance &amp; loading at node startup, layout startup particularly on CAN. Numbers and simulations.</text:p>
      <text:h text:style-name="Heading_20_2" text:outline-level="2">Gateways</text:h>
      <text:p text:style-name="Standard">Gateways can route PCERs only to segments with nodes expressing interest by processing the other event messages. </text:p>
      <text:h text:style-name="Heading_20_2" text:outline-level="2">Implementation hints</text:h>
      <text:p text:style-name="Standard">Buffering issues, particularly on CAN: You have to be able to keep up with PCER messages that can arrive every millisecond. </text:p>
      <text:list xml:id="list1040751855040827296" text:style-name="L3">
        <text:list-item>
          <text:p text:style-name="P19">Put some attention into making sure that you don't have to do long linear searches to match an incoming Event ID to internal structures.</text:p>
        </text:list-item>
        <text:list-item>
          <text:p text:style-name="P19">Consider just decoding the Event ID and setting a “process as available” bit, then doing further work outside the CAN processing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text:soft-page-break/>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text:p>
      <text:p text:style-name="Standard">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s not room in a CAN frame for both a destination NID and a EID. The protocol has therefore been constructed so that any message carrying an EID (and that isn't a datagram) is globally address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pecification<text:tab/>1</text:p>
          <text:p text:style-name="P16"><text:s/>2.1 Introduction<text:tab/>1</text:p>
          <text:p text:style-name="P16"><text:s/>2.2 Intended Use<text:tab/>1</text:p>
          <text:p text:style-name="P16"><text:s/>2.3 References and Context<text:tab/>1</text:p>
          <text:p text:style-name="P16"><text:s/>2.4 Message Formats<text:tab/>1</text:p>
          <text:p text:style-name="P12"><text:s/>2.4.1 Producer/Consumer Event Report (PCER)<text:tab/>2</text:p>
          <text:p text:style-name="P12"><text:s/>2.4.2 Identify Consumer <text:tab/>2</text:p>
          <text:p text:style-name="P12"><text:s/>2.4.3 Consumer Identified <text:tab/>2</text:p>
          <text:p text:style-name="P12"><text:s/>2.4.4 Consumer Range Identified<text:tab/>3</text:p>
          <text:p text:style-name="P12"><text:s/>2.4.5 Identify Producer <text:tab/>3</text:p>
          <text:p text:style-name="P12"><text:s/>2.4.6 Producer Identified<text:tab/>3</text:p>
          <text:p text:style-name="P12"><text:s/>2.4.7 Producer Range Identified<text:tab/>3</text:p>
          <text:p text:style-name="P12"><text:s/>2.4.8 Identify Events<text:tab/>3</text:p>
          <text:p text:style-name="P16"><text:s/>2.5 States<text:tab/>3</text:p>
          <text:p text:style-name="P16"><text:s/>2.6 Interactions<text:tab/>3</text:p>
          <text:p text:style-name="P12"><text:s/>2.6.1 Event Transfer<text:tab/>4</text:p>
          <text:p text:style-name="P12"><text:s/>2.6.2 Event Enquiry<text:tab/>4</text:p>
          <text:p text:style-name="P12"><text:s/>2.6.3 Producer Enquiry<text:tab/>5</text:p>
          <text:p text:style-name="P12"><text:s/>2.6.4 Consumer Enquiry<text:tab/>5</text:p>
          <text:p text:style-name="P15"><text:s/>3 Background information <text:tab/>5</text:p>
          <text:p text:style-name="P16"><text:s/>3.1 Gateways<text:tab/>6</text:p>
          <text:p text:style-name="P16"><text:s/>3.2 Implementation hints<text:tab/>6</text:p>
          <text:p text:style-name="P16"><text:s/>3.3 Well known events<text:tab/>6</text:p>
          <text:p text:style-name="P16"><text:soft-page-break/><text:s/>3.4 History section:<text:tab/>6</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7</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16" text:date-value="2013-01-20T00:23:22.99">1-20-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0T00:23:22.99">Jan 20,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16" text:date-value="2013-01-20T00:23:22.99">1-20-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80</meta:editing-cycles>
    <meta:editing-duration>P3DT15H47M9S</meta:editing-duration>
    <meta:generator>OpenOffice.org/3.4.1$Unix OpenOffice.org_project/341m1$Build-9593</meta:generator>
    <dc:date>2013-01-20T00:23:23</dc:date>
    <meta:keyword>OpenLCB Event Transport</meta:keyword>
    <dc:creator>Bob Jacobsen</dc:creator>
    <meta:document-statistic meta:table-count="2" meta:image-count="1" meta:object-count="0" meta:page-count="9" meta:paragraph-count="192" meta:word-count="2911" meta:character-count="17809"/>
    <meta:user-defined meta:name="Info 1"/>
    <meta:user-defined meta:name="Info 2"/>
    <meta:user-defined meta:name="Info 3"/>
    <meta:user-defined meta:name="Info 4"/>
  </office:meta>
</office:document-meta>
</file>